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Times New Roman" style:font-name-complex="Times New Roman" fo:language="da" fo:country="DK"/>
    </style:style>
    <style:style style:name="T3" style:parent-style-name="Hyperlink" style:family="text">
      <style:text-properties style:font-name="Times New Roman" style:font-name-complex="Times New Roman" fo:language="da" fo:country="DK"/>
    </style:style>
    <style:style style:name="T4" style:parent-style-name="Hyperlink" style:family="text">
      <style:text-properties style:font-name="Times New Roman" style:font-name-complex="Times New Roman" fo:language="da" fo:country="DK"/>
    </style:style>
    <style:style style:name="T5" style:parent-style-name="DefaultParagraphFont" style:family="text">
      <style:text-properties style:font-name="Times New Roman" style:font-name-complex="Times New Roman" fo:language="da" fo:country="DK"/>
    </style:style>
    <style:style style:name="T6" style:parent-style-name="Hyperlink" style:family="text">
      <style:text-properties style:font-name="Times New Roman" style:font-name-complex="Times New Roman" fo:language="da" fo:country="DK"/>
    </style:style>
    <style:style style:name="T7" style:parent-style-name="DefaultParagraphFont" style:family="text">
      <style:text-properties style:font-name="Times New Roman" style:font-name-complex="Times New Roman" fo:language="da" fo:country="DK"/>
    </style:style>
  </office:automatic-styles>
  <office:body>
    <office:text text:use-soft-page-breaks="true">
      <text:p text:style-name="P1"><text:a xlink:href="https://xd.adobe.com/view/694e3691-26b4-4def-9fdd-b74f750f92b2-3c1d/" office:target-frame-name="_top" xlink:show="replace"><text:span text:style-name="T2">https://xd.adobe.com/view/694e3691-26b4-4def-9fdd-b74f7</text:span><text:bookmark-start text:name="_Hlt60509592"/><text:bookmark-start text:name="_Hlt60509593"/><text:span text:style-name="T3">5</text:span><text:bookmark-end text:name="_Hlt60509592"/><text:bookmark-end text:name="_Hlt60509593"/><text:span text:style-name="T4">0f92b2-3c1d/</text:span></text:a><text:span text:style-name="T5"><text:s/></text:span></text:p>
      <text:p text:style-name="Normal"><text:a xlink:href="https://xd.adobe.com/view/4c9ceb0f-84db-43c7-b4ec-ca9ce5abbb87-19cf/" office:target-frame-name="_top" xlink:show="replace"><text:span text:style-name="T6">https://xd.adobe.com/view/4c9ceb0f-84db-43c7-b4ec-ca9ce5abbb87-19cf/</text:span></text:a><text:span text:style-name="T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berte Kirsten Laursen</meta:initial-creator>
    <dc:creator>Alberte Kirsten Laursen</dc:creator>
    <meta:creation-date>2021-01-02T18:41:00Z</meta:creation-date>
    <dc:date>2021-01-02T18:53:00Z</dc:date>
    <meta:print-date>2021-01-02T18:42:00Z</meta:print-date>
    <meta:template xlink:href="Normal.dotm" xlink:type="simple"/>
    <meta:editing-cycles>1</meta:editing-cycles>
    <meta:editing-duration>PT720S</meta:editing-duration>
    <meta:document-statistic meta:page-count="1" meta:paragraph-count="1" meta:word-count="46" meta:character-count="309" meta:row-count="2" meta:non-whitespace-character-count="264"/>
  </office:meta>
</office:document-meta>
</file>